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aumya</text:p>
          </table:table-cell>
          <table:table-cell office:value-type="string" calcext:value-type="string">
            <text:p>Mudgal</text:p>
          </table:table-cell>
          <table:table-cell office:value-type="string" calcext:value-type="string">
            <text:p>43Viman Nagar Pun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560 Aruna Nagar Delh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56 Shanti colony <text:s/>Pu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ikas 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79 Blueridge Pu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1T05:33:13.860737051</meta:creation-date>
    <dc:date>2024-04-21T05:37:40.963885017</dc:date>
    <meta:editing-duration>PT4M28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